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tahoma" svg:font-family="tahoma, verdan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Chilanka" svg:font-family="Chilanka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8.689cm" table:align="left"/>
    </style:style>
    <style:style style:name="Tabla1.A" style:family="table-column">
      <style:table-column-properties style:column-width="0.568cm"/>
    </style:style>
    <style:style style:name="Tabla1.B" style:family="table-column">
      <style:table-column-properties style:column-width="8.121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10a72" officeooo:paragraph-rsid="00110a72"/>
    </style:style>
    <style:style style:name="P2" style:family="paragraph" style:parent-style-name="Standard">
      <style:text-properties officeooo:rsid="00110a72" officeooo:paragraph-rsid="0012da61"/>
    </style:style>
    <style:style style:name="P3" style:family="paragraph" style:parent-style-name="Standard">
      <style:text-properties officeooo:paragraph-rsid="00110a72"/>
    </style:style>
    <style:style style:name="P4" style:family="paragraph" style:parent-style-name="Text_20_body">
      <style:text-properties fo:font-variant="normal" fo:text-transform="none" fo:color="#333333" style:font-name="tahoma" fo:font-size="9pt" fo:letter-spacing="normal" fo:font-style="normal" fo:font-weight="normal" officeooo:rsid="00110a72" officeooo:paragraph-rsid="0012da61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tahoma" fo:font-size="9pt" fo:letter-spacing="normal" fo:font-style="normal" fo:font-weight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variant="normal" fo:text-transform="none" fo:color="#afafaf" style:font-name="DejaVu Sans" fo:font-size="10.5pt" fo:font-style="normal" fo:font-weight="normal" fo:background-color="#ffffff" style:font-size-asian="10.5pt" style:font-size-complex="10.5pt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style:font-name="DejaVu Sans" fo:font-size="10.5pt" fo:background-color="#ffffff" style:font-size-asian="10.5pt" style:font-size-complex="10.5pt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1671ca"/>
    </style:style>
    <style:style style:name="T1" style:family="text">
      <style:text-properties officeooo:rsid="00110a72"/>
    </style:style>
    <style:style style:name="T2" style:family="text">
      <style:text-properties officeooo:rsid="001513aa"/>
    </style:style>
    <style:style style:name="T3" style:family="text">
      <style:text-properties fo:font-variant="normal" fo:text-transform="none" fo:color="#afafaf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4" style:family="text">
      <style:text-properties fo:font-variant="normal" fo:text-transform="none" fo:color="#000000" style:font-name="DejaVu Sans" fo:font-size="10.5pt" fo:font-style="normal" fo:font-weight="normal" fo:background-color="#ffffff" loext:char-shading-value="0" style:font-size-asian="10.5pt" style:font-size-complex="10.5pt" loext:padding="0cm" loext:border="none"/>
    </style:style>
    <style:style style:name="T5" style:family="text">
      <style:text-properties fo:font-variant="normal" fo:text-transform="none" fo:color="#009900" style:font-name="DejaVu Sans" fo:font-size="10.5pt" fo:font-style="normal" fo:font-weight="normal" fo:background-color="#ffffff" loext:char-shading-value="0" style:font-size-asian="10.5pt" style:font-size-complex="10.5pt" loext:padding="0cm" loext:border="none"/>
    </style:style>
    <style:style style:name="T6" style:family="text">
      <style:text-properties fo:font-variant="normal" fo:text-transform="none" style:font-name="DejaVu Sans" fo:font-size="10.5pt" fo:background-color="#ffffff" loext:char-shading-value="0" style:font-size-asian="10.5pt" style:font-size-complex="10.5pt" loext:padding="0cm" loext:border="none"/>
    </style:style>
    <style:style style:name="T7" style:family="text">
      <style:text-properties fo:font-variant="normal" fo:text-transform="none" style:font-name="DejaVu Sans" fo:font-size="10.5pt" fo:font-style="normal" fo:font-weight="normal" fo:background-color="#ffffff" loext:char-shading-value="0" style:font-size-asian="10.5pt" style:font-size-complex="10.5pt" loext:padding="0cm" loext:border="none"/>
    </style:style>
    <style:style style:name="T8" style:family="text">
      <style:text-properties fo:font-variant="normal" fo:text-transform="none" fo:color="#333333" style:font-name="tahoma" fo:font-size="9pt" fo:letter-spacing="normal" fo:font-style="normal" fo:font-weight="normal"/>
    </style:style>
    <style:style style:name="T9" style:family="text">
      <style:text-properties officeooo:rsid="001671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libasm</text:p>
      <text:p text:style-name="P1"/>
      <text:p text:style-name="P1">Su biblioteca se debe llamar libasm.a </text:p>
      <text:p text:style-name="P1">• Tiene que entregar un main que probará sus funciones y compilará con su biblioteca para mostrar que funciona. </text:p>
      <text:p text:style-name="P1">• Tiene que escribir las funciones siguientes: </text:p>
      <text:p text:style-name="P1"><text:tab/>◦ ft_strlen (man 3 strlen) </text:p>
      <text:p text:style-name="P1"><text:tab/>◦ ft_strcpy (man 3 strcpy)</text:p>
      <text:p text:style-name="P1"><text:tab/>◦ ft_strcmp (man 3 strcmp) </text:p>
      <text:p text:style-name="P1"><text:tab/>◦ ft_write (man 2 write) </text:p>
      <text:p text:style-name="P1"><text:tab/>◦ ft_read (man 2 read) </text:p>
      <text:p text:style-name="P1"><text:tab/>◦ ft_strdup (man 3 strdup, se autoriza malloc) </text:p>
      <text:p text:style-name="P1">• Debe verificar los errores durante las syscalls et reenviarlas correctamente. </text:p>
      <text:p text:style-name="P3"><text:span text:style-name="T1">• Vuestro código debe permitir la lectura de la variable errno (de &lt;</text:span>errno.h&gt;) desde un fichero .c</text:p>
      <text:p text:style-name="P1">• Para esto, está autorizado extern ___error</text:p>
      <text:p text:style-name="P1"/>
      <text:p text:style-name="P1">Parte extra:</text:p>
      <text:p text:style-name="P1"/>
      <text:p text:style-name="P1">Puede volver a escribir las funciones siguientes en asm: </text:p>
      <text:p text:style-name="P1"/>
      <text:p text:style-name="P1">La lista enlazada utilizará la estructura siguiente: </text:p>
      <text:p text:style-name="P1">typedef struct <text:tab/><text:tab/>s_list </text:p>
      <text:p text:style-name="P1">{ </text:p>
      <text:p text:style-name="P1"><text:tab/>void *data; </text:p>
      <text:p text:style-name="P1"><text:tab/>struct s_list *next; </text:p>
      <text:p text:style-name="P1">} <text:tab/><text:tab/><text:tab/>t_list; </text:p>
      <text:p text:style-name="P1"/>
      <text:p text:style-name="P1">• ft_atoi_base (Como la de la piscina) </text:p>
      <text:p text:style-name="P1">• ft_list_push_front (Como la de la piscina) </text:p>
      <text:p text:style-name="P1">• ft_list_size (Como la de la piscina) </text:p>
      <text:p text:style-name="P1">• ft_list_sort (Como la de la piscina) </text:p>
      <text:p text:style-name="P1">• ft_list_remove_if (Como la de la piscina)</text:p>
      <text:p text:style-name="P1"/>
      <text:p text:style-name="P2">• Tiene que escribir en asm 64 bits. Cuidado con las “calling convention”, es decir el protocolo de llamadas entre funciones. </text:p>
      <text:p text:style-name="P2">• Tiene que entregar archivos ’.s’ y no asm inline </text:p>
      <text:p text:style-name="P2">• Debe compilar su código con nasm </text:p>
      <text:p text:style-name="P2">• Debe utilizar la sintaxis Intel y no la de AT&amp;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Existen 8 registros denominados “de propósito general”:</text:p>
      <text:p text:style-name="P2">EAX (Accumulator). Para operaciones aritméticas.</text:p>
      <text:p text:style-name="P2">ECX (Counter). Contador para bucles (como la variable ’i’ en C).3.1. EL IA32 23</text:p>
      <text:p text:style-name="P2">EDX (Data). Para operaciones aritméticas y de Entrada/Salida.</text:p>
      <text:p text:style-name="P2">EBX (Base). Puntero a datos o a primer elemento del vector (la base del vector).</text:p>
      <text:p text:style-name="P2">ESI (Source Index). Puntero a origen o indice de origen.</text:p>
      <text:p text:style-name="P2">EDI (Destination Index). Puntero a destino o indice a destino.</text:p>
      <text:p text:style-name="P2">ESP (Stack Pointer). Puntero ala cima de a la pila.</text:p>
      <text:p text:style-name="P2">EBP (Stack Base Pointer). Puntero a la base de la pila.</text:p>
      <text:p text:style-name="P2"/>
      <text:p text:style-name="P2">A parte de estos ocho registros de propósito general, existen dos registros</text:p>
      <text:p text:style-name="P2">especiales:</text:p>
      <text:p text:style-name="P2">Flags: Es un registro donde cada uno de sus 32 bits nos informa de una</text:p>
      <text:p text:style-name="P2">cosa diferente. Hay cuatro flags especialmente importantes:</text:p>
      <text:p text:style-name="P2"><text:tab/>• Flag 0. CF : Carry Flag. El bit de este flag (el bit número 0 del registro de flags) vale 1 si en la <text:tab/>última operación aritmética ha sucedido un ’carry’ (suma) o un ’borrow’ (resta) más allá del <text:tab/>último. Considerando que era una operación sin signo.</text:p>
      <text:p text:style-name="P2"><text:tab/>• Flag 6. ZF : Zero Flag. 1 si el resultado de la última operación es 0.</text:p>
      <text:p text:style-name="P2"><text:tab/>• Flag 7. SF : Sign Flag. 1 si el resultado de la última operación es un número negativo.</text:p>
      <text:p text:style-name="P2"><text:tab/>• Flag 11. OF : Overflow Flag. 1 si el valor resultante de la última operación es demasiado grande para caber en un registro, en el caso de que esta fuera una operación con signo.</text:p>
      <text:p text:style-name="P2">EIP (Instruction Pointer) Contiene la dirección de memoria donde empieza la próxima instrucción a ejecutar, a no ser que se produzca un salto o una llamada a subrutina (función).</text:p>
      <text:p text:style-name="P2"/>
      <text:p text:style-name="P2">En el IA32 tenemos los siguientes tipos de datos:</text:p>
      <text:p text:style-name="P2">Byte: 8 bits. (b)</text:p>
      <text:p text:style-name="P2">Word: 16 bits. (w)</text:p>
      <text:p text:style-name="P2">Long: 32 bits. (l)</text:p>
      <text:p text:style-name="P2">Posiciones de memoria (también de 32 bits).</text:p>
      <text:p text:style-name="P2"/>
      <text:p text:style-name="P2">El formato <text:span text:style-name="T2">típico</text:span> de una instrucción es:</text:p>
      <text:p text:style-name="P2"><text:span text:style-name="T2">INSTRUCCIÓN</text:span> OPERADOR1 OPERADOR2</text:p>
      <text:p text:style-name="P2">Donde al operador2 también se lo conoce como “operador de destino”</text:p>
      <text:p text:style-name="P2">También tenemos instrucciones que trabajan con un único operador:</text:p>
      <text:p text:style-name="P2">INSTRUCCION OPERADOR1</text:p>
      <text:p text:style-name="P2"/>
      <text:p text:style-name="P2"/>
      <text:p text:style-name="P2"/>
      <text:p text:style-name="P2"/>
      <text:p text:style-name="P4"><text:span text:style-name="T9">V</text:span>irtudes de los números hexadecimales:</text:p>
      <text:p text:style-name="P5">*La conversión entre Hexadecimal y Binario se puede hacer mentalmente de manera muy rápida.</text:p>
      <text:p text:style-name="P5">*Con solo ver un número hexadecimal podemos saber cuantos bits se necesitan para representarlo.</text:p>
      <text:p text:style-name="P5">*Podemos saber si un entero es positivo o negativo con solo ver su primer cifra hexadecimal.</text:p>
      <text:p text:style-name="P5"><text:soft-page-break/>*En cuanto a las posiciones de memoria. Podemos saber si están alineadas adecuadamente por la cantidad de ceros al final.</text:p>
      <text:p text:style-name="P5">*No importa que número representemos, mientras solo usemos 2 cifras no sobrepasaremos el límite de un byte. Lo mismo aplica para las 4 cifras en un word(l6 bits) y 8 cifras para el DWORD (32 bits)</text:p>
      <text:p text:style-name="P6"><text:span text:style-name="T8">*El máximo número representable por un byte es ‘FF’, de un word es ‘FFFF’ y de un dword es ‘FFFFFFFF’. En el caso de la aritmética entera, estos números también significan menos uno.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1</text:p>
            <text:p text:style-name="P7">2</text:p>
            <text:p text:style-name="P7">3</text:p>
            <text:p text:style-name="P7">4</text:p>
            <text:p text:style-name="P7">5</text:p>
            <text:p text:style-name="P7">6</text:p>
            <text:p text:style-name="P7">7</text:p>
            <text:p text:style-name="P7">8</text:p>
            <text:p text:style-name="P7">9</text:p>
            <text:p text:style-name="P7">10</text:p>
            <text:p text:style-name="P7">11</text:p>
            <text:p text:style-name="P7">12</text:p>
            <text:p text:style-name="P7">13</text:p>
            <text:p text:style-name="P7">14</text:p>
            <text:p text:style-name="P7">15</text:p>
            <text:p text:style-name="P7">16</text:p>
            <text:p text:style-name="P7">17</text:p>
            <text:p text:style-name="P7">18</text:p>
            <text:p text:style-name="P7">19</text:p>
            <text:p text:style-name="P7">20</text:p>
            <text:p text:style-name="P7">21</text:p>
            <text:p text:style-name="P7">22</text:p>
            <text:p text:style-name="P7">23</text:p>
            <text:p text:style-name="P7">24</text:p>
            <text:p text:style-name="P7">25</text:p>
            <text:p text:style-name="P7">26</text:p>
            <text:p text:style-name="P7">27</text:p>
            <text:p text:style-name="P7">28</text:p>
            <text:p text:style-name="P7">29</text:p>
            <text:p text:style-name="P7">30</text:p>
            <text:p text:style-name="P7">31</text:p>
            <text:p text:style-name="P7">32</text:p>
            <text:p text:style-name="P7">33</text:p>
          </table:table-cell>
          <table:table-cell table:style-name="Tabla1.A1" office:value-type="string">
            <text:p text:style-name="P9"><text:span text:style-name="Source_20_Text"><text:span text:style-name="T4">DECIMAL   HEXADECIMAL      BINARIO</text:span></text:span></text:p>
            <text:p text:style-name="P8"> </text:p>
            <text:p text:style-name="P9"><text:span text:style-name="Source_20_Text"><text:span text:style-name="T6">      </text:span></text:span><text:span text:style-name="Source_20_Text"><text:span text:style-name="T5">0</text:span></text:span><text:span text:style-name="T7">             </text:span><text:span text:style-name="Source_20_Text"><text:span text:style-name="T5">0</text:span></text:span><text:span text:style-name="T7">          <text:s text:c="14"/></text:span><text:span text:style-name="Source_20_Text"><text:span text:style-name="T5">0000</text:span></text:span></text:p>
            <text:p text:style-name="P8"> </text:p>
            <text:p text:style-name="P10"><text:span text:style-name="Source_20_Text"><text:span text:style-name="T6">      </text:span></text:span><text:span text:style-name="Source_20_Text"><text:span text:style-name="T5">1</text:span></text:span><text:span text:style-name="T7">             </text:span><text:span text:style-name="Source_20_Text"><text:span text:style-name="T5">1</text:span></text:span><text:span text:style-name="T7">          <text:s text:c="14"/></text:span><text:span text:style-name="Source_20_Text"><text:span text:style-name="T5">0001</text:span></text:span></text:p>
            <text:p text:style-name="P8"> </text:p>
            <text:p text:style-name="P10"><text:span text:style-name="Source_20_Text"><text:span text:style-name="T6">      </text:span></text:span><text:span text:style-name="Source_20_Text"><text:span text:style-name="T5">2</text:span></text:span><text:span text:style-name="T7">             </text:span><text:span text:style-name="Source_20_Text"><text:span text:style-name="T5">2</text:span></text:span><text:span text:style-name="T7">          <text:s text:c="14"/></text:span><text:span text:style-name="Source_20_Text"><text:span text:style-name="T5">0010</text:span></text:span></text:p>
            <text:p text:style-name="P8"> </text:p>
            <text:p text:style-name="P10"><text:span text:style-name="Source_20_Text"><text:span text:style-name="T6">      </text:span></text:span><text:span text:style-name="Source_20_Text"><text:span text:style-name="T5">3</text:span></text:span><text:span text:style-name="T7">             </text:span><text:span text:style-name="Source_20_Text"><text:span text:style-name="T5">3</text:span></text:span><text:span text:style-name="T7">          <text:s text:c="14"/></text:span><text:span text:style-name="Source_20_Text"><text:span text:style-name="T5">0011</text:span></text:span></text:p>
            <text:p text:style-name="P8"> </text:p>
            <text:p text:style-name="P10"><text:span text:style-name="Source_20_Text"><text:span text:style-name="T6">      </text:span></text:span><text:span text:style-name="Source_20_Text"><text:span text:style-name="T5">4</text:span></text:span><text:span text:style-name="T7">             </text:span><text:span text:style-name="Source_20_Text"><text:span text:style-name="T5">4</text:span></text:span><text:span text:style-name="T7">          <text:s text:c="14"/></text:span><text:span text:style-name="Source_20_Text"><text:span text:style-name="T5">0100</text:span></text:span></text:p>
            <text:p text:style-name="P8"> </text:p>
            <text:p text:style-name="P10"><text:span text:style-name="Source_20_Text"><text:span text:style-name="T6">      </text:span></text:span><text:span text:style-name="Source_20_Text"><text:span text:style-name="T5">5</text:span></text:span><text:span text:style-name="T7">             </text:span><text:span text:style-name="Source_20_Text"><text:span text:style-name="T5">5</text:span></text:span><text:span text:style-name="T7">          <text:s text:c="14"/></text:span><text:span text:style-name="Source_20_Text"><text:span text:style-name="T5">0101</text:span></text:span></text:p>
            <text:p text:style-name="P8"> </text:p>
            <text:p text:style-name="P10"><text:span text:style-name="Source_20_Text"><text:span text:style-name="T6">      </text:span></text:span><text:span text:style-name="Source_20_Text"><text:span text:style-name="T5">6</text:span></text:span><text:span text:style-name="T7">             </text:span><text:span text:style-name="Source_20_Text"><text:span text:style-name="T5">6</text:span></text:span><text:span text:style-name="T7">          <text:s text:c="14"/></text:span><text:span text:style-name="Source_20_Text"><text:span text:style-name="T5">0110</text:span></text:span></text:p>
            <text:p text:style-name="P8"> </text:p>
            <text:p text:style-name="P10"><text:span text:style-name="Source_20_Text"><text:span text:style-name="T6">      </text:span></text:span><text:span text:style-name="Source_20_Text"><text:span text:style-name="T5">7</text:span></text:span><text:span text:style-name="T7">             </text:span><text:span text:style-name="Source_20_Text"><text:span text:style-name="T5">7</text:span></text:span><text:span text:style-name="T7">          <text:s text:c="14"/></text:span><text:span text:style-name="Source_20_Text"><text:span text:style-name="T5">0111</text:span></text:span></text:p>
            <text:p text:style-name="P8"> </text:p>
            <text:p text:style-name="P10"><text:span text:style-name="Source_20_Text"><text:span text:style-name="T6">      </text:span></text:span><text:span text:style-name="Source_20_Text"><text:span text:style-name="T5">8</text:span></text:span><text:span text:style-name="T7">             </text:span><text:span text:style-name="Source_20_Text"><text:span text:style-name="T5">8</text:span></text:span><text:span text:style-name="T7">          <text:s text:c="14"/></text:span><text:span text:style-name="Source_20_Text"><text:span text:style-name="T5">1000</text:span></text:span></text:p>
            <text:p text:style-name="P8"> </text:p>
            <text:p text:style-name="P10"><text:span text:style-name="Source_20_Text"><text:span text:style-name="T6">      </text:span></text:span><text:span text:style-name="Source_20_Text"><text:span text:style-name="T5">9</text:span></text:span><text:span text:style-name="T7">             </text:span><text:span text:style-name="Source_20_Text"><text:span text:style-name="T5">9</text:span></text:span><text:span text:style-name="T7">          <text:s text:c="14"/></text:span><text:span text:style-name="Source_20_Text"><text:span text:style-name="T5">1001</text:span></text:span></text:p>
            <text:p text:style-name="P8"> </text:p>
            <text:p text:style-name="P10"><text:span text:style-name="Source_20_Text"><text:span text:style-name="T6">     </text:span></text:span><text:span text:style-name="Source_20_Text"><text:span text:style-name="T5">10</text:span></text:span><text:span text:style-name="T7">             </text:span><text:span text:style-name="Source_20_Text"><text:span text:style-name="T4">A          <text:s text:c="13"/></text:span></text:span><text:span text:style-name="Source_20_Text"><text:span text:style-name="T5">1010</text:span></text:span></text:p>
            <text:p text:style-name="P8"> </text:p>
            <text:p text:style-name="P10"><text:span text:style-name="Source_20_Text"><text:span text:style-name="T6">     </text:span></text:span><text:span text:style-name="Source_20_Text"><text:span text:style-name="T5">11</text:span></text:span><text:span text:style-name="T7">             </text:span><text:span text:style-name="Source_20_Text"><text:span text:style-name="T4">B          <text:s text:c="13"/></text:span></text:span><text:span text:style-name="Source_20_Text"><text:span text:style-name="T5">1011</text:span></text:span></text:p>
            <text:p text:style-name="P8"> </text:p>
            <text:p text:style-name="P10"><text:span text:style-name="Source_20_Text"><text:span text:style-name="T6">     </text:span></text:span><text:span text:style-name="Source_20_Text"><text:span text:style-name="T5">12</text:span></text:span><text:span text:style-name="T7">             </text:span><text:span text:style-name="Source_20_Text"><text:span text:style-name="T4">C          <text:s text:c="13"/></text:span></text:span><text:span text:style-name="Source_20_Text"><text:span text:style-name="T5">1100</text:span></text:span></text:p>
            <text:p text:style-name="P8"> </text:p>
            <text:p text:style-name="P10"><text:span text:style-name="Source_20_Text"><text:span text:style-name="T6">     </text:span></text:span><text:span text:style-name="Source_20_Text"><text:span text:style-name="T5">13</text:span></text:span><text:span text:style-name="T7">             </text:span><text:span text:style-name="Source_20_Text"><text:span text:style-name="T4">D          <text:s text:c="13"/></text:span></text:span><text:span text:style-name="Source_20_Text"><text:span text:style-name="T5">1101</text:span></text:span></text:p>
            <text:p text:style-name="P8"> </text:p>
            <text:p text:style-name="P10"><text:span text:style-name="Source_20_Text"><text:span text:style-name="T6">     </text:span></text:span><text:span text:style-name="Source_20_Text"><text:span text:style-name="T5">14</text:span></text:span><text:span text:style-name="T7">             </text:span><text:span text:style-name="Source_20_Text"><text:span text:style-name="T4">E          <text:s text:c="13"/></text:span></text:span><text:span text:style-name="Source_20_Text"><text:span text:style-name="T5">1110</text:span></text:span></text:p>
            <text:p text:style-name="P8"> </text:p>
            <text:p text:style-name="P10"><text:span text:style-name="Source_20_Text"><text:span text:style-name="T6">     </text:span></text:span><text:span text:style-name="Source_20_Text"><text:span text:style-name="T5">15</text:span></text:span><text:span text:style-name="T7">             </text:span><text:span text:style-name="Source_20_Text"><text:span text:style-name="T4">F          <text:s text:c="13"/></text:span></text:span><text:span text:style-name="Source_20_Text"><text:span text:style-name="T5">1111</text:span></text:span></text:p>
          </table:table-cell>
        </table:table-row>
        <table:table-row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9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https://github.com/agavrel/LibftAS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tahoma" svg:font-family="tahoma, verdan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Chilanka" svg:font-family="Chilanka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4" meta:paragraph-count="132" meta:word-count="771" meta:character-count="4915" meta:non-whitespace-character-count="3551"/>
  </office:meta>
</office:document-meta>
</file>